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cm" table:align="left"/>
    </style:style>
    <style:style style:name="Tableau1.A" style:family="table-column">
      <style:table-column-properties style:column-width="1.909cm"/>
    </style:style>
    <style:style style:name="Tableau1.B" style:family="table-column">
      <style:table-column-properties style:column-width="1.6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3cm" fo:margin-left="0cm" table:align="left"/>
    </style:style>
    <style:style style:name="Tableau3.A" style:family="table-column">
      <style:table-column-properties style:column-width="2.798cm"/>
    </style:style>
    <style:style style:name="Tableau3.B" style:family="table-column">
      <style:table-column-properties style:column-width="1.77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text-properties officeooo:rsid="000b62aa" officeooo:paragraph-rsid="000b62aa"/>
    </style:style>
    <style:style style:name="P2" style:family="paragraph" style:parent-style-name="Text_20_body" style:list-style-name="L1">
      <style:text-properties style:font-name="Liberation Serif1" officeooo:rsid="000b6698" officeooo:paragraph-rsid="000b6698"/>
    </style:style>
    <style:style style:name="P3" style:family="paragraph" style:parent-style-name="Text_20_body">
      <style:text-properties officeooo:rsid="000b6698" officeooo:paragraph-rsid="000b6698"/>
    </style:style>
    <style:style style:name="P4" style:family="paragraph" style:parent-style-name="Text_20_body">
      <style:text-properties officeooo:rsid="000c6bad" officeooo:paragraph-rsid="000c6bad"/>
    </style:style>
    <style:style style:name="P5" style:family="paragraph" style:parent-style-name="Text_20_body">
      <style:text-properties officeooo:rsid="000dc97a" officeooo:paragraph-rsid="000dc97a"/>
    </style:style>
    <style:style style:name="P6" style:family="paragraph" style:parent-style-name="Text_20_body">
      <style:text-properties officeooo:rsid="000f16f3" officeooo:paragraph-rsid="000f16f3"/>
    </style:style>
    <style:style style:name="P7" style:family="paragraph" style:parent-style-name="Text_20_body">
      <style:text-properties officeooo:rsid="000f98b3" officeooo:paragraph-rsid="000f98b3"/>
    </style:style>
    <style:style style:name="P8" style:family="paragraph" style:parent-style-name="Text_20_body">
      <style:text-properties officeooo:rsid="00131c61" officeooo:paragraph-rsid="00131c61"/>
    </style:style>
    <style:style style:name="P9" style:family="paragraph" style:parent-style-name="Text_20_body">
      <style:text-properties officeooo:rsid="00146f46" officeooo:paragraph-rsid="00146f46"/>
    </style:style>
    <style:style style:name="P10" style:family="paragraph" style:parent-style-name="Text_20_body">
      <style:text-properties officeooo:rsid="0015dd00" officeooo:paragraph-rsid="0015dd00"/>
    </style:style>
    <style:style style:name="P11" style:family="paragraph" style:parent-style-name="Text_20_body">
      <style:text-properties style:font-name="Courier 10 Pitch" officeooo:rsid="0015dd00" officeooo:paragraph-rsid="0015dd00"/>
    </style:style>
    <style:style style:name="P12" style:family="paragraph" style:parent-style-name="Table_20_Contents">
      <style:paragraph-properties fo:text-align="end" style:justify-single-word="false"/>
      <style:text-properties officeooo:rsid="000c6bad" officeooo:paragraph-rsid="000c6bad"/>
    </style:style>
    <style:style style:name="P13" style:family="paragraph" style:parent-style-name="Table_20_Contents">
      <style:paragraph-properties fo:text-align="end" style:justify-single-word="false"/>
      <style:text-properties officeooo:rsid="000dc97a" officeooo:paragraph-rsid="000dc97a"/>
    </style:style>
    <style:style style:name="P14" style:family="paragraph" style:parent-style-name="Table_20_Contents">
      <style:paragraph-properties fo:text-align="end" style:justify-single-word="false"/>
      <style:text-properties officeooo:rsid="000f98b3" officeooo:paragraph-rsid="000f98b3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rsid="0011add8" officeooo:paragraph-rsid="0011add8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style:font-name="Courier 10 Pitch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officeooo:rsid="00131c61"/>
    </style:style>
    <style:style style:name="T5" style:family="text">
      <style:text-properties officeooo:rsid="00146f46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élisation d’un jongle</text:h>
      <text:h text:style-name="Heading_20_2" text:outline-level="2">Suivi d’une vidéo avec Pymecavideo</text:h>
      <text:list xml:id="list4180795676971219820" text:style-name="L1">
        <text:list-item>
          <text:p text:style-name="P1">Vidéo ouverte pour le traitement : <text:span text:style-name="T1">videos/ffa-cropped-cut001.avi</text:span></text:p>
        </text:list-item>
        <text:list-item>
          <text:p text:style-name="P1">Étalonnage pour les distances : 0,5 m, pour la distance du genou au talon de la footballeuse</text:p>
        </text:list-item>
        <text:list-item>
          <text:p text:style-name="P1">Pointage de tous les points « à la main »</text:p>
        </text:list-item>
        <text:list-item>
          <text:p text:style-name="P1">Enregistrement et traitement dans LibreOffice Calc, fichier <text:span text:style-name="T1">pymeca/pymeca-pointages-20171112-gk.ods</text:span></text:p>
          <text:list>
            <text:list-item>
              <text:p text:style-name="P2">deux colonnes supplémentaires sont définies : vitesses, par dérivation numérique</text:p>
            </text:list-item>
            <text:list-item>
              <text:p text:style-name="P2">quatre diagrammes sont créés : y et V<text:span text:style-name="T2">y</text:span> en fonction de t, x et V<text:span text:style-name="T2">x</text:span> en fonction de t</text:p>
            </text:list-item>
          </text:list>
        </text:list-item>
      </text:list>
      <text:h text:style-name="Heading_20_2" text:outline-level="2">Interprétation des diagrammes</text:h>
      <text:p text:style-name="P3">Dans le diagramme y(t), on voir des arcs de parabole : des fonctions de t<text:span text:style-name="T3">2</text:span>.</text:p>
      <text:p text:style-name="P4">Dans le diagramme V<text:span text:style-name="T2">y</text:span>(t), l’allure est une dent de scie. Dans les sections où V<text:span text:style-name="T2">y</text:span> décroit, les pentes sont toujours les mêmes. On admettra que l’accélération est constante.</text:p>
      <text:p text:style-name="P4">Dans le diagramme x(t), on voit des segments droits qui s’enchainent, donc des fonctions affines.</text:p>
      <text:p text:style-name="P4">Dans le diagramme V<text:span text:style-name="T2">x</text:span>(t), on devrait avoir des segments horizontaux ; ce n’est pas le cas car les vitesses horizontales restent faibles, et que l’incertitude du pointage est importante.</text:p>
      <text:h text:style-name="P17" text:outline-level="2"/>
      <text:h text:style-name="P18" text:outline-level="2">Passage à la simulation</text:h>
      <text:h text:style-name="Heading_20_3" text:outline-level="3">Travail préalable</text:h>
      <text:p text:style-name="P4">On vérifie que les « irrégularités » des diagrammes pour y, V<text:span text:style-name="T2">y</text:span> d’une part, x et V<text:span text:style-name="T2">x</text:span> d’autre part, sont synchrones et correspondent aux dates des coups de pied ou de genou : </text:p>
      <table:table table:name="Tableau1" table:style-name="Tableau1">
        <table:table-column table:style-name="Tableau1.A"/>
        <table:table-column table:style-name="Tableau1.B" table:number-columns-repeated="9"/>
        <table:table-row>
          <table:table-cell table:style-name="Tableau1.A1" office:value-type="string">
            <text:p text:style-name="P12">Image n°</text:p>
          </table:table-cell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15</text:p>
          </table:table-cell>
          <table:table-cell table:style-name="Tableau1.A1" office:value-type="string">
            <text:p text:style-name="P12">29</text:p>
          </table:table-cell>
          <table:table-cell table:style-name="Tableau1.A1" office:value-type="string">
            <text:p text:style-name="P12">39</text:p>
          </table:table-cell>
          <table:table-cell table:style-name="Tableau1.A1" office:value-type="string">
            <text:p text:style-name="P12">53</text:p>
          </table:table-cell>
          <table:table-cell table:style-name="Tableau1.A1" office:value-type="string">
            <text:p text:style-name="P12">65</text:p>
          </table:table-cell>
          <table:table-cell table:style-name="Tableau1.A1" office:value-type="string">
            <text:p text:style-name="P12">77</text:p>
          </table:table-cell>
          <table:table-cell table:style-name="Tableau1.A1" office:value-type="string">
            <text:p text:style-name="P12">92</text:p>
          </table:table-cell>
          <table:table-cell table:style-name="Tableau1.J1" office:value-type="string">
            <text:p text:style-name="P12">105</text:p>
          </table:table-cell>
        </table:table-row>
        <table:table-row>
          <table:table-cell table:style-name="Tableau1.A2" office:value-type="string">
            <text:p text:style-name="P12">Date (s)</text:p>
          </table:table-cell>
          <table:table-cell table:style-name="Tableau1.A2" office:value-type="string">
            <text:p text:style-name="P12">0,0</text:p>
          </table:table-cell>
          <table:table-cell table:style-name="Tableau1.A2" office:value-type="string">
            <text:p text:style-name="P13">0,56</text:p>
          </table:table-cell>
          <table:table-cell table:style-name="Tableau1.A2" office:value-type="string">
            <text:p text:style-name="P13">1,12</text:p>
          </table:table-cell>
          <table:table-cell table:style-name="Tableau1.A2" office:value-type="string">
            <text:p text:style-name="P13">1,52</text:p>
          </table:table-cell>
          <table:table-cell table:style-name="Tableau1.A2" office:value-type="string">
            <text:p text:style-name="P13">2,08</text:p>
          </table:table-cell>
          <table:table-cell table:style-name="Tableau1.A2" office:value-type="string">
            <text:p text:style-name="P13">2,56</text:p>
          </table:table-cell>
          <table:table-cell table:style-name="Tableau1.A2" office:value-type="string">
            <text:p text:style-name="P13">3,04</text:p>
          </table:table-cell>
          <table:table-cell table:style-name="Tableau1.A2" office:value-type="string">
            <text:p text:style-name="P13">3,64</text:p>
          </table:table-cell>
          <table:table-cell table:style-name="Tableau1.J2" office:value-type="string">
            <text:p text:style-name="P13">4,16</text:p>
          </table:table-cell>
        </table:table-row>
      </table:table>
      <text:p text:style-name="P5">On reprend les quatre diagrammes 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/>
            <text:p text:style-name="Table_20_Contents"><draw:frame draw:style-name="fr1" draw:name="Objet1" text:anchor-type="paragraph" svg:width="8.426cm" svg:height="5.15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2.B1" office:value-type="string">
            <text:p text:style-name="Table_20_Contents"/>
            <text:p text:style-name="Table_20_Contents"><draw:frame draw:style-name="fr1" draw:name="Objet2" text:anchor-type="paragraph" svg:width="8.509cm" svg:height="4.378cm" draw:z-index="1"><draw:object xlink:href="./Object 2" xlink:type="simple" xlink:show="embed" xlink:actuate="onLoad"/><draw:image xlink:href="./ObjectReplacements/Object 2" xlink:type="simple" xlink:show="embed" xlink:actuate="onLoad"/></draw:frame><draw:line text:anchor-type="paragraph" draw:z-index="4" draw:name="Forme1" draw:style-name="gr1" draw:text-style-name="P19" svg:x1="1.406cm" svg:y1="1.471cm" svg:x2="2.653cm" svg:y2="3.191cm"><text:p/></draw:line><draw:line text:anchor-type="paragraph" draw:z-index="5" draw:name="Forme1" draw:style-name="gr1" draw:text-style-name="P19" svg:x1="2.125cm" svg:y1="1.471cm" svg:x2="3.372cm" svg:y2="3.191cm"><text:p/></draw:line><draw:line text:anchor-type="paragraph" draw:z-index="6" draw:name="Forme1" draw:style-name="gr1" draw:text-style-name="P19" svg:x1="2.803cm" svg:y1="1.471cm" svg:x2="4.05cm" svg:y2="3.191cm"><text:p/></draw:line><draw:line text:anchor-type="paragraph" draw:z-index="7" draw:name="Forme1" draw:style-name="gr1" draw:text-style-name="P19" svg:x1="3.373cm" svg:y1="1.471cm" svg:x2="4.62cm" svg:y2="3.191cm"><text:p/></draw:line><draw:line text:anchor-type="paragraph" draw:z-index="8" draw:name="Forme1" draw:style-name="gr1" draw:text-style-name="P19" svg:x1="4.05cm" svg:y1="1.471cm" svg:x2="5.297cm" svg:y2="3.191cm"><text:p/></draw:line><draw:line text:anchor-type="paragraph" draw:z-index="9" draw:name="Forme1" draw:style-name="gr1" draw:text-style-name="P19" svg:x1="4.773cm" svg:y1="1.471cm" svg:x2="6.02cm" svg:y2="3.191cm"><text:p/></draw:line><draw:line text:anchor-type="paragraph" draw:z-index="10" draw:name="Forme1" draw:style-name="gr1" draw:text-style-name="P19" svg:x1="5.399cm" svg:y1="1.471cm" svg:x2="6.646cm" svg:y2="3.191cm"><text:p/></draw:line><draw:line text:anchor-type="paragraph" draw:z-index="11" draw:name="Forme1" draw:style-name="gr1" draw:text-style-name="P19" svg:x1="6.156cm" svg:y1="1.471cm" svg:x2="7.403cm" svg:y2="3.191cm"><text:p/></draw:line><draw:line text:anchor-type="paragraph" draw:z-index="12" draw:name="Forme1" draw:style-name="gr1" draw:text-style-name="P19" svg:x1="6.646cm" svg:y1="1.386cm" svg:x2="7.893cm" svg:y2="3.106cm"><text:p/></draw:line><draw:line text:anchor-type="paragraph" draw:z-index="13" draw:name="Forme2" draw:style-name="gr2" draw:text-style-name="P20" svg:x1="2.26cm" svg:y1="1.032cm" svg:x2="2.297cm" svg:y2="3.426cm"><text:p/></draw:line><draw:line text:anchor-type="paragraph" draw:z-index="14" draw:name="Forme2" draw:style-name="gr2" draw:text-style-name="P20" svg:x1="3.006cm" svg:y1="1.055cm" svg:x2="3.043cm" svg:y2="3.449cm"><text:p/></draw:line><draw:line text:anchor-type="paragraph" draw:z-index="15" draw:name="Forme2" draw:style-name="gr2" draw:text-style-name="P20" svg:x1="3.535cm" svg:y1="1.069cm" svg:x2="3.572cm" svg:y2="3.463cm"><text:p/></draw:line><draw:line text:anchor-type="paragraph" draw:z-index="16" draw:name="Forme2" draw:style-name="gr2" draw:text-style-name="P20" svg:x1="4.244cm" svg:y1="1.117cm" svg:x2="4.281cm" svg:y2="3.511cm"><text:p/></draw:line><draw:line text:anchor-type="paragraph" draw:z-index="17" draw:name="Forme2" draw:style-name="gr2" draw:text-style-name="P20" svg:x1="4.905cm" svg:y1="1.08cm" svg:x2="4.942cm" svg:y2="3.474cm"><text:p/></draw:line><draw:line text:anchor-type="paragraph" draw:z-index="18" draw:name="Forme2" draw:style-name="gr2" draw:text-style-name="P20" svg:x1="5.592cm" svg:y1="1.069cm" svg:x2="5.629cm" svg:y2="3.463cm"><text:p/></draw:line><draw:line text:anchor-type="paragraph" draw:z-index="19" draw:name="Forme2" draw:style-name="gr2" draw:text-style-name="P20" svg:x1="6.336cm" svg:y1="1.214cm" svg:x2="6.373cm" svg:y2="3.608cm"><text:p/></draw:line><draw:line text:anchor-type="paragraph" draw:z-index="20" draw:name="Forme2" draw:style-name="gr2" draw:text-style-name="P20" svg:x1="6.973cm" svg:y1="1.296cm" svg:x2="7.01cm" svg:y2="3.69cm"><text:p/></draw:line></text:p>
          </table:table-cell>
        </table:table-row>
        <table:table-row>
          <table:table-cell table:style-name="Tableau2.A2" office:value-type="string">
            <text:p text:style-name="Table_20_Contents"/>
            <text:p text:style-name="Table_20_Contents"><draw:frame draw:style-name="fr1" draw:name="Objet3" text:anchor-type="paragraph" svg:width="8.294cm" svg:height="5.029cm" draw:z-index="2"><draw:object xlink:href="./Object 3" xlink:type="simple" xlink:show="embed" xlink:actuate="onLoad"/><draw:image xlink:href="./ObjectReplacements/Object 3" xlink:type="simple" xlink:show="embed" xlink:actuate="onLoad"/></draw:frame><draw:line text:anchor-type="paragraph" draw:z-index="43" draw:name="Forme4" draw:style-name="gr2" draw:text-style-name="P20" svg:x1="1.909cm" svg:y1="1.953cm" svg:x2="3.052cm" svg:y2="3.578cm"><text:p/></draw:line><draw:line text:anchor-type="paragraph" draw:z-index="44" draw:name="Forme5" draw:style-name="gr2" draw:text-style-name="P20" svg:x1="2.376cm" svg:y1="3.385cm" svg:x2="3.724cm" svg:y2="2.217cm"><text:p/></draw:line><draw:line text:anchor-type="paragraph" draw:z-index="45" draw:name="Forme6" draw:style-name="gr2" draw:text-style-name="P20" svg:x1="3.002cm" svg:y1="2.29cm" svg:x2="4.612cm" svg:y2="3.638cm"><text:p/></draw:line><draw:line text:anchor-type="paragraph" draw:z-index="46" draw:name="Forme7" draw:style-name="gr2" draw:text-style-name="P20" svg:x1="3.616cm" svg:y1="3.216cm" svg:x2="4.951cm" svg:y2="1.556cm"><text:p/></draw:line><draw:line text:anchor-type="paragraph" draw:z-index="47" draw:name="Forme8" draw:style-name="gr2" draw:text-style-name="P20" svg:x1="4.025cm" svg:y1="2.097cm" svg:x2="5.625cm" svg:y2="2.289cm"><text:p/></draw:line><draw:line text:anchor-type="paragraph" draw:z-index="48" draw:name="Forme9" draw:style-name="gr2" draw:text-style-name="P20" svg:x1="5.962cm" svg:y1="1.208cm" svg:x2="4.782cm" svg:y2="2.506cm"><text:p/></draw:line><draw:line text:anchor-type="paragraph" draw:z-index="49" draw:name="Forme10" draw:style-name="gr2" draw:text-style-name="P20" svg:x1="5.3cm" svg:y1="1.388cm" svg:x2="7.152cm" svg:y2="2.229cm"><text:p/></draw:line><draw:line text:anchor-type="paragraph" draw:z-index="50" draw:name="Forme11" draw:style-name="gr2" draw:text-style-name="P20" svg:x1="5.962cm" svg:y1="1.605cm" svg:x2="7.55cm" svg:y2="2.603cm"><text:p/></draw:line></text:p>
          </table:table-cell>
          <table:table-cell table:style-name="Tableau2.B2" office:value-type="string">
            <text:p text:style-name="Table_20_Contents"/>
            <text:p text:style-name="Table_20_Contents"><draw:frame draw:style-name="fr1" draw:name="Objet4" text:anchor-type="paragraph" svg:width="8.373cm" svg:height="5.694cm" draw:z-index="3"><draw:object xlink:href="./Object 4" xlink:type="simple" xlink:show="embed" xlink:actuate="onLoad"/><draw:image xlink:href="./ObjectReplacements/Object 4" xlink:type="simple" xlink:show="embed" xlink:actuate="onLoad"/></draw:frame><draw:line text:anchor-type="paragraph" draw:z-index="21" draw:name="Forme2" draw:style-name="gr2" draw:text-style-name="P20" svg:x1="3.281cm" svg:y1="1.543cm" svg:x2="3.332cm" svg:y2="4.984cm"><text:p/></draw:line><draw:line text:anchor-type="paragraph" draw:z-index="22" draw:name="Forme2" draw:style-name="gr2" draw:text-style-name="P20" svg:x1="3.281cm" svg:y1="1.543cm" svg:x2="3.332cm" svg:y2="4.984cm"><text:p/></draw:line><draw:line text:anchor-type="paragraph" draw:z-index="23" draw:name="Forme2" draw:style-name="gr2" draw:text-style-name="P20" svg:x1="2.607cm" svg:y1="1.579cm" svg:x2="2.658cm" svg:y2="5.02cm"><text:p/></draw:line><draw:line text:anchor-type="paragraph" draw:z-index="24" draw:name="Forme2" draw:style-name="gr2" draw:text-style-name="P20" svg:x1="2.607cm" svg:y1="1.579cm" svg:x2="2.658cm" svg:y2="5.02cm"><text:p/></draw:line><draw:line text:anchor-type="paragraph" draw:z-index="25" draw:name="Forme2" draw:style-name="gr2" draw:text-style-name="P20" svg:x1="3.798cm" svg:y1="1.616cm" svg:x2="3.849cm" svg:y2="5.057cm"><text:p/></draw:line><draw:line text:anchor-type="paragraph" draw:z-index="26" draw:name="Forme2" draw:style-name="gr2" draw:text-style-name="P20" svg:x1="3.798cm" svg:y1="1.616cm" svg:x2="3.849cm" svg:y2="5.057cm"><text:p/></draw:line><draw:line text:anchor-type="paragraph" draw:z-index="27" draw:name="Forme2" draw:style-name="gr2" draw:text-style-name="P20" svg:x1="4.399cm" svg:y1="1.663cm" svg:x2="4.45cm" svg:y2="5.104cm"><text:p/></draw:line><draw:line text:anchor-type="paragraph" draw:z-index="28" draw:name="Forme2" draw:style-name="gr2" draw:text-style-name="P20" svg:x1="4.399cm" svg:y1="1.663cm" svg:x2="4.45cm" svg:y2="5.104cm"><text:p/></draw:line><draw:line text:anchor-type="paragraph" draw:z-index="29" draw:name="Forme2" draw:style-name="gr2" draw:text-style-name="P20" svg:x1="5.121cm" svg:y1="1.591cm" svg:x2="5.172cm" svg:y2="5.032cm"><text:p/></draw:line><draw:line text:anchor-type="paragraph" draw:z-index="30" draw:name="Forme2" draw:style-name="gr2" draw:text-style-name="P20" svg:x1="5.121cm" svg:y1="1.591cm" svg:x2="5.172cm" svg:y2="5.032cm"><text:p/></draw:line><draw:line text:anchor-type="paragraph" draw:z-index="31" draw:name="Forme2" draw:style-name="gr2" draw:text-style-name="P20" svg:x1="5.627cm" svg:y1="1.628cm" svg:x2="5.678cm" svg:y2="5.069cm"><text:p/></draw:line><draw:line text:anchor-type="paragraph" draw:z-index="32" draw:name="Forme2" draw:style-name="gr2" draw:text-style-name="P20" svg:x1="5.627cm" svg:y1="1.628cm" svg:x2="5.678cm" svg:y2="5.069cm"><text:p/></draw:line><draw:line text:anchor-type="paragraph" draw:z-index="33" draw:name="Forme2" draw:style-name="gr2" draw:text-style-name="P20" svg:x1="6.503cm" svg:y1="1.639cm" svg:x2="6.554cm" svg:y2="5.08cm"><text:p/></draw:line><draw:line text:anchor-type="paragraph" draw:z-index="34" draw:name="Forme2" draw:style-name="gr2" draw:text-style-name="P20" svg:x1="6.503cm" svg:y1="1.639cm" svg:x2="6.554cm" svg:y2="5.08cm"><text:p/></draw:line><draw:line text:anchor-type="paragraph" draw:z-index="35" draw:name="Forme3" draw:style-name="gr2" draw:text-style-name="P20" svg:x1="1.635cm" svg:y1="3.985cm" svg:x2="2.826cm" svg:y2="3.985cm"><text:p/></draw:line><draw:line text:anchor-type="paragraph" draw:z-index="36" draw:name="Forme3" draw:style-name="gr2" draw:text-style-name="P20" svg:x1="2.309cm" svg:y1="2.831cm" svg:x2="3.5cm" svg:y2="2.831cm"><text:p/></draw:line><draw:line text:anchor-type="paragraph" draw:z-index="37" draw:name="Forme3" draw:style-name="gr2" draw:text-style-name="P20" svg:x1="2.946cm" svg:y1="3.528cm" svg:x2="4.137cm" svg:y2="3.528cm"><text:p/></draw:line><draw:line text:anchor-type="paragraph" draw:z-index="38" draw:name="Forme3" draw:style-name="gr2" draw:text-style-name="P20" svg:x1="3.512cm" svg:y1="2.639cm" svg:x2="4.703cm" svg:y2="2.639cm"><text:p/></draw:line><draw:line text:anchor-type="paragraph" draw:z-index="39" draw:name="Forme3" draw:style-name="gr2" draw:text-style-name="P20" svg:x1="4.209cm" svg:y1="3.251cm" svg:x2="5.4cm" svg:y2="3.251cm"><text:p/></draw:line><draw:line text:anchor-type="paragraph" draw:z-index="40" draw:name="Forme3" draw:style-name="gr2" draw:text-style-name="P20" svg:x1="4.907cm" svg:y1="2.649cm" svg:x2="6.098cm" svg:y2="2.649cm"><text:p/></draw:line><draw:line text:anchor-type="paragraph" draw:z-index="41" draw:name="Forme3" draw:style-name="gr2" draw:text-style-name="P20" svg:x1="5.472cm" svg:y1="3.348cm" svg:x2="6.663cm" svg:y2="3.348cm"><text:p/></draw:line><draw:line text:anchor-type="paragraph" draw:z-index="42" draw:name="Forme3" draw:style-name="gr2" draw:text-style-name="P20" svg:x1="6.325cm" svg:y1="3.431cm" svg:x2="7.516cm" svg:y2="3.431cm"><text:p/></draw:line></text:p>
          </table:table-cell>
        </table:table-row>
      </table:table>
      <text:p text:style-name="P5"/>
      <text:p text:style-name="P6">Sur ces diagrammes, on concrétise les remarques précédentes, en traçant des segments :</text:p>
      <text:p text:style-name="P6">verticaux aux moments des « coups », obliques pour Vy(t) entre deux « coups », de pente -9,8 m/s² (à peu près -1 m/s au bout de 1 s), obliques pour x(t), horizontaux pour Vx(t) en essayant de mettre une hauteur « moyenne » pour la valeur de V<text:span text:style-name="T2">x</text:span> entre deux coups.</text:p>
      <text:h text:style-name="Heading_20_3" text:outline-level="3">Caractérisation des « coups », ou impulsions</text:h>
      <text:p text:style-name="P7">La meilleure façon de caractériser les impulsions reçues par le ballon, c’est de s’intéresser à la variation de quantité du mouvement de celui-ci. La quantité de mouvement, c’est la masse, multipliée par le vecteur-vitesse du ballon ; comme on ignore la masse exacte du ballon, on <text:soft-page-break/>s’intéressera, pour la simulation, à la variation de vitesse à chaque impulsion. Par lecture graphique, on détermine <draw:frame draw:style-name="fr2" draw:name="Objet5" text:anchor-type="as-char" svg:y="-0.377cm" svg:width="0.984cm" svg:height="0.531cm" draw:z-index="51"><draw:object xlink:href="./Object 5" xlink:type="simple" xlink:show="embed" xlink:actuate="onLoad"/><draw:image xlink:href="./ObjectReplacements/Object 5" xlink:type="simple" xlink:show="embed" xlink:actuate="onLoad"/></draw:frame>et <draw:frame draw:style-name="fr2" draw:name="Objet6" text:anchor-type="as-char" svg:y="-0.377cm" svg:width="1.005cm" svg:height="0.533cm" draw:z-index="52"><draw:object xlink:href="./Object 6" xlink:type="simple" xlink:show="embed" xlink:actuate="onLoad"/><draw:image xlink:href="./ObjectReplacements/Object 6" xlink:type="simple" xlink:show="embed" xlink:actuate="onLoad"/><svg:desc>formule</svg:desc></draw:frame>à chaque « coup », et à la vitesse in<text:span text:style-name="T4">i</text:span>tiale.</text:p>
      <table:table table:name="Tableau3" table:style-name="Tableau3">
        <table:table-column table:style-name="Tableau3.A"/>
        <table:table-column table:style-name="Tableau3.B" table:number-columns-repeated="8"/>
        <table:table-row>
          <table:table-cell table:style-name="Tableau3.A1" office:value-type="string">
            <text:p text:style-name="P14">Coup n°</text:p>
          </table:table-cell>
          <table:table-cell table:style-name="Tableau3.A1" office:value-type="string">
            <text:p text:style-name="P14">1</text:p>
          </table:table-cell>
          <table:table-cell table:style-name="Tableau3.A1" office:value-type="string">
            <text:p text:style-name="P14">2</text:p>
          </table:table-cell>
          <table:table-cell table:style-name="Tableau3.A1" office:value-type="string">
            <text:p text:style-name="P14">3</text:p>
          </table:table-cell>
          <table:table-cell table:style-name="Tableau3.A1" office:value-type="string">
            <text:p text:style-name="P14">4</text:p>
          </table:table-cell>
          <table:table-cell table:style-name="Tableau3.A1" office:value-type="string">
            <text:p text:style-name="P14">5</text:p>
          </table:table-cell>
          <table:table-cell table:style-name="Tableau3.A1" office:value-type="string">
            <text:p text:style-name="P14">6</text:p>
          </table:table-cell>
          <table:table-cell table:style-name="Tableau3.A1" office:value-type="string">
            <text:p text:style-name="P14">7</text:p>
          </table:table-cell>
          <table:table-cell table:style-name="Tableau3.I1" office:value-type="string">
            <text:p text:style-name="P14">8</text:p>
          </table:table-cell>
        </table:table-row>
        <table:table-row>
          <table:table-cell table:style-name="Tableau3.A2" office:value-type="string">
            <text:p text:style-name="P14">t (s)</text:p>
          </table:table-cell>
          <table:table-cell table:style-name="Tableau3.A2" office:value-type="string">
            <text:p text:style-name="P13">0,56</text:p>
          </table:table-cell>
          <table:table-cell table:style-name="Tableau3.A2" office:value-type="string">
            <text:p text:style-name="P13">1,12</text:p>
          </table:table-cell>
          <table:table-cell table:style-name="Tableau3.A2" office:value-type="string">
            <text:p text:style-name="P13">1,52</text:p>
          </table:table-cell>
          <table:table-cell table:style-name="Tableau3.A2" office:value-type="string">
            <text:p text:style-name="P13">2,08</text:p>
          </table:table-cell>
          <table:table-cell table:style-name="Tableau3.A2" office:value-type="string">
            <text:p text:style-name="P13">2,56</text:p>
          </table:table-cell>
          <table:table-cell table:style-name="Tableau3.A2" office:value-type="string">
            <text:p text:style-name="P13">3,04</text:p>
          </table:table-cell>
          <table:table-cell table:style-name="Tableau3.A2" office:value-type="string">
            <text:p text:style-name="P13">3,64</text:p>
          </table:table-cell>
          <table:table-cell table:style-name="Tableau3.I2" office:value-type="string">
            <text:p text:style-name="P13">4,16</text:p>
          </table:table-cell>
        </table:table-row>
        <table:table-row>
          <table:table-cell table:style-name="Tableau3.A2" office:value-type="string">
            <text:p text:style-name="P15"><draw:frame draw:style-name="fr2" draw:name="Objet7" text:anchor-type="as-char" svg:y="-0.437cm" svg:width="2.288cm" svg:height="0.593cm" draw:z-index="53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3.A2" office:value-type="string">
            <text:p text:style-name="P16">0,<text:span text:style-name="T5">96</text:span></text:p>
          </table:table-cell>
          <table:table-cell table:style-name="Tableau3.A2" office:value-type="string">
            <text:p text:style-name="P16">-0,58</text:p>
          </table:table-cell>
          <table:table-cell table:style-name="Tableau3.A2" office:value-type="string">
            <text:p text:style-name="P16">0,74</text:p>
          </table:table-cell>
          <table:table-cell table:style-name="Tableau3.A2" office:value-type="string">
            <text:p text:style-name="P16">-0,52</text:p>
          </table:table-cell>
          <table:table-cell table:style-name="Tableau3.A2" office:value-type="string">
            <text:p text:style-name="P16">0,52</text:p>
          </table:table-cell>
          <table:table-cell table:style-name="Tableau3.A2" office:value-type="string">
            <text:p text:style-name="P16">-0,6</text:p>
          </table:table-cell>
          <table:table-cell table:style-name="Tableau3.A2" office:value-type="string">
            <text:p text:style-name="P16">-0,06</text:p>
          </table:table-cell>
          <table:table-cell table:style-name="Tableau3.I2" office:value-type="string">
            <text:p text:style-name="P16">0</text:p>
          </table:table-cell>
        </table:table-row>
        <table:table-row>
          <table:table-cell table:style-name="Tableau3.A2" office:value-type="string">
            <text:p text:style-name="P15"><draw:frame draw:style-name="fr2" draw:name="Objet8" text:anchor-type="as-char" svg:y="-0.437cm" svg:width="2.307cm" svg:height="0.593cm" draw:z-index="5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3.A2" office:value-type="string">
            <text:p text:style-name="P16">5,4</text:p>
          </table:table-cell>
          <table:table-cell table:style-name="Tableau3.A2" office:value-type="string">
            <text:p text:style-name="P16">5,3</text:p>
          </table:table-cell>
          <table:table-cell table:style-name="Tableau3.A2" office:value-type="string">
            <text:p text:style-name="P16">4,2</text:p>
          </table:table-cell>
          <table:table-cell table:style-name="Tableau3.A2" office:value-type="string">
            <text:p text:style-name="P16">5,3</text:p>
          </table:table-cell>
          <table:table-cell table:style-name="Tableau3.A2" office:value-type="string">
            <text:p text:style-name="P16">5,4</text:p>
          </table:table-cell>
          <table:table-cell table:style-name="Tableau3.A2" office:value-type="string">
            <text:p text:style-name="P16">4,9</text:p>
          </table:table-cell>
          <table:table-cell table:style-name="Tableau3.A2" office:value-type="string">
            <text:p text:style-name="P16">5,8</text:p>
          </table:table-cell>
          <table:table-cell table:style-name="Tableau3.I2" office:value-type="string">
            <text:p text:style-name="P16">4,5</text:p>
          </table:table-cell>
        </table:table-row>
      </table:table>
      <text:p text:style-name="P7"/>
      <text:p text:style-name="P8">Petite vérification des ordres de grandeur : la somme des <draw:frame draw:style-name="fr2" draw:name="Objet9" text:anchor-type="as-char" svg:y="-0.377cm" svg:width="1.005cm" svg:height="0.533cm" draw:z-index="55"><draw:object xlink:href="./Object 9" xlink:type="simple" xlink:show="embed" xlink:actuate="onLoad"/><draw:image xlink:href="./ObjectReplacements/Object 9" xlink:type="simple" xlink:show="embed" xlink:actuate="onLoad"/><svg:desc>formule</svg:desc></draw:frame> vaut environ 41 m/s, cependant que 41 divisé par 9,8 vaut près de 4 secondes, la durée de la vidéo. Donc l’évaluation des distances, basée sur la longueur d’un fémur, est raisonnable.</text:p>
      <text:p text:style-name="P9">Les valeurs initiales, pour la vitesse, sont V<text:span text:style-name="T2">x</text:span> = -0.68 m/s et V<text:span text:style-name="T2">y</text:span> = 0,24 m/s.</text:p>
      <text:h text:style-name="Heading_20_2" text:outline-level="2">Synthèse de scène pour concrétiser la modélisation</text:h>
      <text:p text:style-name="P10">D’après le fichier <text:span text:style-name="T1">pymeca/data-20171112-gk.csv</text:span>, enregistré depuis Pymecavideo par le menu Fichier → Enregistrer … , l’échelle est de 290 pixels pour un mètre. La ligne de données qui en fait foi est la suivante :</text:p>
      <text:p text:style-name="P11">#echelle 0.500000 m pour 145.013792 pixel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51:21.275301774</meta:creation-date>
    <dc:date>2017-11-12T16:48:20.545349886</dc:date>
    <meta:editing-duration>PT41M45S</meta:editing-duration>
    <meta:editing-cycles>6</meta:editing-cycles>
    <meta:generator>LibreOffice/5.2.7.2$Linux_X86_64 LibreOffice_project/20m0$Build-2</meta:generator>
    <meta:print-date>2017-11-12T16:03:07.355263845</meta:print-date>
    <meta:document-statistic meta:table-count="3" meta:image-count="0" meta:object-count="9" meta:page-count="3" meta:paragraph-count="82" meta:word-count="531" meta:character-count="2957" meta:non-whitespace-character-count="25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425cm" svg:height="5.15cm" xlink:href="." xlink:type="simple" chart:class="chart:scatter" chart:style-name="ch1">
        <chart:title svg:x="1.867cm" svg:y="0.239cm" chart:style-name="ch2">
          <text:p>Y en fonction du temps</text:p>
        </chart:title>
        <chart:plot-area chart:style-name="ch3" chart:data-source-has-labels="both" svg:x="1.179cm" svg:y="1.121cm" svg:width="7.078cm" svg:height="2.945cm">
          <chartooo:coordinate-region svg:x="2.012cm" svg:y="1.313cm" svg:width="6.151cm" svg:height="2.547cm"/>
          <chart:axis chart:dimension="x" chart:name="primary-x" chart:style-name="ch4" chartooo:axis-type="auto">
            <chart:title svg:x="4.436cm" svg:y="4.169cm" chart:style-name="ch5">
              <text:p>t(s)</text:p>
            </chart:title>
            <chart:categories table:cell-range-address="local-table.$A$2:.$A$113"/>
          </chart:axis>
          <chart:axis chart:dimension="y" chart:name="primary-y" chart:style-name="ch4">
            <chart:title svg:x="0.451cm" svg:y="2.968cm" chart:style-name="ch6">
              <text:p>y(m)</text:p>
            </chart:title>
            <chart:grid chart:style-name="ch7" chart:class="major"/>
          </chart:axis>
          <chart:series chart:style-name="ch8" chart:values-cell-range-address="local-table.$C$2:.$C$113" chart:label-cell-address="local-table.$C$1" chart:class="chart:scatter">
            <chart:domain table:cell-range-address="local-table.$B$2:.$B$113"/>
            <chart:data-point chart:repeated="1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1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525467258762">
                <text:p>-0.525467258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-0.439268561458">
                <text:p>-0.43926856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-0.353069864155">
                <text:p>-0.353069864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0.291006802096">
                <text:p>-0.291006802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-0.249631427391">
                <text:p>-0.249631427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215151948469">
                <text:p>-0.215151948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204808104793">
                <text:p>-0.204808104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208256052685">
                <text:p>-0.208256052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0.225495792146">
                <text:p>-0.225495792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266871166851">
                <text:p>-0.266871166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0.304798593665">
                <text:p>-0.304798593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0.39444523886">
                <text:p>-0.39444523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0.47374804038">
                <text:p>-0.47374804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0.559946737683">
                <text:p>-0.559946737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-0.53925905033">
                <text:p>-0.53925905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-0.446164457242">
                <text:p>-0.44616445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-0.370309603615">
                <text:p>-0.37030960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-0.291006802096">
                <text:p>-0.291006802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-0.239287583714">
                <text:p>-0.239287583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-0.204808104793">
                <text:p>-0.204808104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-0.18412041744">
                <text:p>-0.18412041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0.201360156901">
                <text:p>-0.201360156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-0.211704000577">
                <text:p>-0.211704000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0.242735531606">
                <text:p>-0.24273553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-0.28066295842">
                <text:p>-0.28066295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0.335830124694">
                <text:p>-0.335830124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-0.415132926213">
                <text:p>-0.415132926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-0.515123415085">
                <text:p>-0.515123415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-0.49098777984">
                <text:p>-0.49098777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-0.408237030429">
                <text:p>-0.408237030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0.356517812047">
                <text:p>-0.356517812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0.301350645773">
                <text:p>-0.301350645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287558854204">
                <text:p>-0.28755885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297902697881">
                <text:p>-0.297902697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0.363413707831">
                <text:p>-0.363413707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-0.446164457242">
                <text:p>-0.446164457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0.411684978321">
                <text:p>-0.411684978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-0.322038333126">
                <text:p>-0.322038333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-0.249631427391">
                <text:p>-0.2496314273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-0.173776573764">
                <text:p>-0.173776573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-0.13584914695">
                <text:p>-0.13584914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-0.0910258243524">
                <text:p>-0.0910258243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-0.0737860848917">
                <text:p>-0.0737860848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0.0703381369996">
                <text:p>-0.0703381369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-0.0875778764603">
                <text:p>-0.0875778764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-0.132401199058">
                <text:p>-0.132401199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-0.170328625872">
                <text:p>-0.17032862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-0.23239168793">
                <text:p>-0.232391687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-0.404789082537">
                <text:p>-0.404789082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-0.325486281018">
                <text:p>-0.325486281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-0.246183479499">
                <text:p>-0.246183479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-0.173776573764">
                <text:p>-0.173776573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0.13584914695">
                <text:p>-0.13584914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0.101369668029">
                <text:p>-0.101369668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0.0944737722445">
                <text:p>-0.0944737722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-0.111713511705">
                <text:p>-0.111713511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-0.142745042734">
                <text:p>-0.142745042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-0.170328625872">
                <text:p>-0.170328625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0.228943740038">
                <text:p>-0.228943740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-0.294454749988">
                <text:p>-0.294454749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-0.370309603615">
                <text:p>-0.370309603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-0.353069864155">
                <text:p>-0.353069864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-0.266871166851">
                <text:p>-0.266871166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-0.170328625872">
                <text:p>-0.170328625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-0.108265563813">
                <text:p>-0.108265563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-0.0599942933232">
                <text:p>-0.059994293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-0.0427545538625">
                <text:p>-0.0427545538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-0.0151709707254">
                <text:p>-0.0151709707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-0.0117230228333">
                <text:p>-0.0117230228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-0.0358586580782">
                <text:p>-0.03585865807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-0.0668901891074">
                <text:p>-0.0668901891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-0.104817615921">
                <text:p>-0.1048176159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-0.163432730087">
                <text:p>-0.163432730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-0.242735531606">
                <text:p>-0.242735531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0.180672469548">
                <text:p>-0.180672469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-0.101369668029">
                <text:p>-0.1013696680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-0.00827507494113">
                <text:p>-0.00827507494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0.0641318307937">
                <text:p>0.0641318307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0.112403101284">
                <text:p>0.112403101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0.153778475989">
                <text:p>0.1537784759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0.157226423881">
                <text:p>0.157226423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0.160674371774">
                <text:p>0.160674371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0.146882580205">
                <text:p>0.1468825802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0.115851049176">
                <text:p>0.115851049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0.0744756744701">
                <text:p>0.07447567447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0.0158605603038">
                <text:p>0.0158605603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0.0703381369996">
                <text:p>-0.0703381369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-0.163432730087">
                <text:p>-0.1634327300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-0.125505303274">
                <text:p>-0.1255053032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-0.0255148144018">
                <text:p>-0.0255148144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0.0641318307937">
                <text:p>0.06413183079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0.139986684421">
                <text:p>0.139986684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0.195153850695">
                <text:p>0.195153850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0.250321016969">
                <text:p>0.2503210169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0.28480049589">
                <text:p>0.28480049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0.28480049589">
                <text:p>0.28480049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0.274456652214">
                <text:p>0.2744566522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243425121185">
                <text:p>0.2434251211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0.191705902803">
                <text:p>0.19170590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0.160674371774">
                <text:p>0.160674371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0.115851049176">
                <text:p>0.115851049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0.195153850695">
                <text:p>0.195153850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0.236529225401">
                <text:p>0.2365292254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0.277904600106">
                <text:p>0.277904600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.295144339567">
                <text:p>0.295144339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0.295144339567">
                <text:p>0.2951443395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0.291696391675">
                <text:p>0.291696391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0.243425121185">
                <text:p>0.2434251211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0.202049746479">
                <text:p>0.202049746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8cm" svg:height="4.377cm" xlink:href="." xlink:type="simple" chart:class="chart:scatter" chart:style-name="ch1">
        <chart:title svg:x="1.789cm" svg:y="0.223cm" chart:style-name="ch2">
          <text:p>Vy en fonction du temps</text:p>
        </chart:title>
        <chart:plot-area chart:style-name="ch3" chart:data-source-has-labels="both" svg:x="1.181cm" svg:y="1.089cm" svg:width="7.157cm" svg:height="2.22cm">
          <chartooo:coordinate-region svg:x="1.723cm" svg:y="1.288cm" svg:width="6.521cm" svg:height="1.822cm"/>
          <chart:axis chart:dimension="x" chart:name="primary-x" chart:style-name="ch4" chartooo:axis-type="auto">
            <chart:title svg:x="4.437cm" svg:y="3.396cm" chart:style-name="ch5">
              <text:p>t (s)</text:p>
            </chart:title>
            <chart:categories table:cell-range-address="local-table.$A$2:.$A$112"/>
          </chart:axis>
          <chart:axis chart:dimension="y" chart:name="primary-y" chart:style-name="ch4">
            <chart:title svg:x="0.451cm" svg:y="2.825cm" chart:style-name="ch6">
              <text:p>Vy (m/s)</text:p>
            </chart:title>
            <chart:grid chart:style-name="ch7" chart:class="major"/>
          </chart:axis>
          <chart:series chart:style-name="ch8" chart:values-cell-range-address="local-table.$C$2:.$C$112" chart:label-cell-address="local-table.$C$1" chart:class="chart:scatter">
            <chart:domain table:cell-range-address="local-table.$B$2:.$B$112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y (m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549674326">
                <text:p>2.15496743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2.154967432575">
                <text:p>2.15496743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.551576551475">
                <text:p>1.551576551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.034384367625">
                <text:p>1.03438436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86198697305">
                <text:p>0.86198697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585960919">
                <text:p>0.2585960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0861986973000002">
                <text:p>-0.0861986973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430993486525">
                <text:p>-0.430993486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1.034384367625">
                <text:p>-1.034384367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94818567035">
                <text:p>-0.94818567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2.241166129875">
                <text:p>-2.241166129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1.982570038">
                <text:p>-1.98257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2.154967432575">
                <text:p>-2.154967432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0.517192183824999">
                <text:p>0.517192183824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2.3273648272">
                <text:p>2.3273648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.896371340675">
                <text:p>1.896371340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.29298045955">
                <text:p>1.29298045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0.517192183825">
                <text:p>0.517192183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-0.430993486525">
                <text:p>-0.43099348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-0.775788275725">
                <text:p>-0.77578827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0.94818567035">
                <text:p>-0.94818567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-1.37917915685">
                <text:p>-1.37917915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1.982570037975">
                <text:p>-1.982570037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-2.4997622218">
                <text:p>-2.4997622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0.603390881125002">
                <text:p>0.603390881125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2.068768735275">
                <text:p>2.068768735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1.29298045955">
                <text:p>1.29298045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0.775788275725001">
                <text:p>0.77578827572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0.603390881125">
                <text:p>0.60339088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0.344794789224999">
                <text:p>0.344794789224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258596091924999">
                <text:p>-0.258596091924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689589578425">
                <text:p>-0.689589578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948185670325">
                <text:p>-0.948185670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2.068768735275">
                <text:p>-2.068768735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2.241166129875">
                <text:p>2.24116612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1.810172643375">
                <text:p>1.810172643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.896371340675">
                <text:p>1.896371340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0.94818567035">
                <text:p>0.94818567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.12058306494">
                <text:p>1.12058306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.0861986973025003">
                <text:p>0.0861986973025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-0.4309934865175">
                <text:p>-0.4309934865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-1.1205830649425">
                <text:p>-1.1205830649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-0.94818567035">
                <text:p>-0.94818567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-1.55157655145">
                <text:p>-1.55157655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-2.3273648272">
                <text:p>-2.3273648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-1.982570037975">
                <text:p>-1.982570037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.810172643375">
                <text:p>1.81017264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0.94818567035">
                <text:p>0.94818567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0.1723973946125">
                <text:p>0.1723973946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0.4309934865125">
                <text:p>-0.4309934865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-0.775788275724999">
                <text:p>-0.775788275724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-0.68958957845">
                <text:p>-0.68958957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-1.46537785415">
                <text:p>-1.46537785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1.63777524875">
                <text:p>-1.63777524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-1.896371340675">
                <text:p>-1.896371340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0.4309934865">
                <text:p>0.4309934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2.1549674326">
                <text:p>2.1549674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2.413563524475">
                <text:p>2.413563524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.551576551475">
                <text:p>1.551576551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.206781762245">
                <text:p>1.206781762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0.6895895784275">
                <text:p>0.6895895784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0861986973025">
                <text:p>0.0861986973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-0.6033908811225">
                <text:p>-0.60339088112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-0.77578827573">
                <text:p>-0.775788275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-0.94818567034">
                <text:p>-0.94818567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-1.46537785415">
                <text:p>-1.46537785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-1.982570037975">
                <text:p>-1.982570037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1.55157655145">
                <text:p>1.55157655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2.32736482719675">
                <text:p>2.32736482719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1.81017264337075">
                <text:p>1.81017264337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1.2067817622575">
                <text:p>1.2067817622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1.034384367625">
                <text:p>1.034384367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0.0861986973249997">
                <text:p>0.086198697324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-0.775788275725">
                <text:p>-0.775788275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-1.0343843676475">
                <text:p>-1.034384367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-1.4653778541575">
                <text:p>-1.465377854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-2.154967432585">
                <text:p>-2.154967432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2.327364827185">
                <text:p>-2.327364827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0.948185670325">
                <text:p>0.948185670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2.499762221805">
                <text:p>2.499762221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2.2411661298875">
                <text:p>2.2411661298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1.8963713406825">
                <text:p>1.8963713406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.37917915685">
                <text:p>1.379179156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.37917915685">
                <text:p>1.379179156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0.861986973025">
                <text:p>0.861986973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-0.775788275725001">
                <text:p>-0.775788275725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-1.29298045955">
                <text:p>-1.29298045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-0.775788275725">
                <text:p>-0.775788275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-1.12058306495">
                <text:p>-1.12058306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.982570037975">
                <text:p>1.982570037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.03438436765">
                <text:p>1.034384367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.034384367625">
                <text:p>1.034384367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-0.0861986972999995">
                <text:p>-0.0861986972999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-1.20678176225">
                <text:p>-1.20678176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-1.03438436765">
                <text:p>-1.03438436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93cm" svg:height="5.028cm" xlink:href="." xlink:type="simple" chart:class="chart:scatter" chart:style-name="ch1">
        <chart:title svg:x="1.787cm" svg:y="0.236cm" chart:style-name="ch2">
          <text:p>X en fonction du temps</text:p>
        </chart:title>
        <chart:plot-area chart:style-name="ch3" chart:data-source-has-labels="both" svg:x="1.176cm" svg:y="1.115cm" svg:width="6.952cm" svg:height="2.832cm">
          <chartooo:coordinate-region svg:x="2.009cm" svg:y="1.314cm" svg:width="6.025cm" svg:height="2.434cm"/>
          <chart:axis chart:dimension="x" chart:name="primary-x" chart:style-name="ch4" chartooo:axis-type="auto">
            <chart:title svg:x="4.33cm" svg:y="4.047cm" chart:style-name="ch5">
              <text:p>t (s)</text:p>
            </chart:title>
            <chart:categories table:cell-range-address="local-table.$A$2:.$A$113"/>
          </chart:axis>
          <chart:axis chart:dimension="y" chart:name="primary-y" chart:style-name="ch4">
            <chart:title svg:x="0.451cm" svg:y="2.945cm" chart:style-name="ch6">
              <text:p>x (m)</text:p>
            </chart:title>
            <chart:grid chart:style-name="ch7" chart:class="major"/>
          </chart:axis>
          <chart:series chart:style-name="ch8" chart:values-cell-range-address="local-table.$C$2:.$C$113" chart:label-cell-address="local-table.$C$1" chart:class="chart:scatter">
            <chart:domain table:cell-range-address="local-table.$B$2:.$B$113"/>
            <chart:data-point chart:repeated="1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1 (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917915685">
                <text:p>0.1379179156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75854853627">
                <text:p>0.075854853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0.0482712704899">
                <text:p>0.0482712704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0137917915685">
                <text:p>0.0137917915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00344794789214">
                <text:p>-0.0034479478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0344794789214">
                <text:p>-0.0344794789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0551671662742">
                <text:p>-0.0551671662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0.0724069057349">
                <text:p>-0.0724069057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0896466451955">
                <text:p>-0.0896466451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0.0965425409798">
                <text:p>-0.0965425409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0.131022019901">
                <text:p>-0.131022019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0.14481381147">
                <text:p>-0.14481381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0.168949446715">
                <text:p>-0.168949446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-0.175845342499">
                <text:p>-0.175845342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-0.172397394607">
                <text:p>-0.172397394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-0.165501498823">
                <text:p>-0.16550149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-0.148261759362">
                <text:p>-0.14826175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-0.141365863578">
                <text:p>-0.141365863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-0.124126124117">
                <text:p>-0.124126124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-0.117230228333">
                <text:p>-0.117230228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-0.099990488872">
                <text:p>-0.099990488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-0.0793028015191">
                <text:p>-0.079302801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-0.075854853627">
                <text:p>-0.075854853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-0.0551671662742">
                <text:p>-0.0551671662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0.0413753747056">
                <text:p>-0.0413753747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-0.0310315310292">
                <text:p>-0.0310315310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-0.024135635245">
                <text:p>-0.024135635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-0.0172397394607">
                <text:p>-0.0172397394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-0.0310315310292">
                <text:p>-0.0310315310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0.0413753747056">
                <text:p>-0.0413753747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0.051719218382">
                <text:p>-0.051719218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0.0655110099506">
                <text:p>-0.0655110099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0827507494113">
                <text:p>-0.0827507494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0965425409798">
                <text:p>-0.0965425409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110334332548">
                <text:p>-0.110334332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0.117230228333">
                <text:p>-0.117230228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-0.127574072009">
                <text:p>-0.127574072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-0.124126124117">
                <text:p>-0.124126124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-0.099990488872">
                <text:p>-0.099990488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-0.0724069057349">
                <text:p>-0.07240690573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-0.0586151141663">
                <text:p>-0.0586151141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-0.0379274268135">
                <text:p>-0.0379274268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-0.0206876873528">
                <text:p>-0.0206876873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0.0137917915685">
                <text:p>0.0137917915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0.0275835831371">
                <text:p>0.0275835831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0.0655110099506">
                <text:p>0.06551100995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0.075854853627">
                <text:p>0.075854853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0.0930945930877">
                <text:p>0.0930945930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0.113782280441">
                <text:p>0.113782280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0.099990488872">
                <text:p>0.099990488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0.106886384656">
                <text:p>0.1068863846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0.103438436764">
                <text:p>0.103438436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0.120678176225">
                <text:p>0.120678176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0.148261759362">
                <text:p>0.148261759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0.155157655146">
                <text:p>0.155157655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0.189637134068">
                <text:p>0.189637134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0.203428925636">
                <text:p>0.203428925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213772769312">
                <text:p>0.213772769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0.234460456665">
                <text:p>0.234460456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0.255148144018">
                <text:p>0.255148144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0.268939935587">
                <text:p>0.268939935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0.286179675047">
                <text:p>0.286179675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3068673624">
                <text:p>0.3068673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0.324107101861">
                <text:p>0.324107101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0.310315310292">
                <text:p>0.3103153102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0.289627622939">
                <text:p>0.289627622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0.293075570832">
                <text:p>0.293075570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0.282731727155">
                <text:p>0.282731727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0.272387883479">
                <text:p>0.272387883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0.265491987695">
                <text:p>0.265491987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0.255148144018">
                <text:p>0.255148144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0.251700196126">
                <text:p>0.251700196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0.234460456665">
                <text:p>0.234460456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0.227564560881">
                <text:p>0.2275645608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0.220668665097">
                <text:p>0.220668665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0.220668665097">
                <text:p>0.2206686650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0.217220717205">
                <text:p>0.217220717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0.213772769312">
                <text:p>0.213772769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0.206876873528">
                <text:p>0.206876873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0.21032482142">
                <text:p>0.210324821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0.19308508196">
                <text:p>0.19308508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0.168949446715">
                <text:p>0.168949446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0.16205355093">
                <text:p>0.16205355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0.151709707254">
                <text:p>0.151709707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0.137917915685">
                <text:p>0.137917915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0.131022019901">
                <text:p>0.1310220199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0.124126124117">
                <text:p>0.124126124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103438436764">
                <text:p>0.103438436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0.110334332548">
                <text:p>0.110334332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0.106886384656">
                <text:p>0.106886384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0.0965425409798">
                <text:p>0.09654254097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0.0930945930877">
                <text:p>0.09309459308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0.0827507494113">
                <text:p>0.082750749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0.0724069057349">
                <text:p>0.07240690573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.0620630620585">
                <text:p>0.0620630620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0.0620630620585">
                <text:p>0.0620630620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0.0551671662742">
                <text:p>0.0551671662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0.0448233225978">
                <text:p>0.0448233225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0.0448233225978">
                <text:p>0.0448233225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72cm" svg:height="5.693cm" xlink:href="." xlink:type="simple" chart:class="chart:scatter" chart:style-name="ch1">
        <chart:title svg:x="1.708cm" svg:y="0.249cm" chart:style-name="ch2">
          <text:p>Vx en fonction du temps</text:p>
        </chart:title>
        <chart:plot-area chart:style-name="ch3" chart:data-source-has-labels="both" svg:x="1.178cm" svg:y="1.141cm" svg:width="7.027cm" svg:height="3.458cm">
          <chartooo:coordinate-region svg:x="2.011cm" svg:y="1.34cm" svg:width="6.1cm" svg:height="3.06cm"/>
          <chart:axis chart:dimension="x" chart:name="primary-x" chart:style-name="ch4" chartooo:axis-type="auto">
            <chart:title svg:x="4.369cm" svg:y="4.712cm" chart:style-name="ch5">
              <text:p>t (s)</text:p>
            </chart:title>
            <chart:categories table:cell-range-address="local-table.$A$2:.$A$112"/>
          </chart:axis>
          <chart:axis chart:dimension="y" chart:name="primary-y" chart:style-name="ch4">
            <chart:title svg:x="0.451cm" svg:y="3.509cm" chart:style-name="ch6">
              <text:p>Vx (m/s)</text:p>
            </chart:title>
            <chart:grid chart:style-name="ch7" chart:class="major"/>
          </chart:axis>
          <chart:series chart:style-name="ch8" chart:values-cell-range-address="local-table.$C$2:.$C$112" chart:label-cell-address="local-table.$C$1" chart:class="chart:scatter">
            <chart:domain table:cell-range-address="local-table.$B$2:.$B$112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x (m/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89589578425">
                <text:p>-0.6895895784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-0.861986973025">
                <text:p>-0.86198697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-0.6895895784275">
                <text:p>-0.6895895784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-0.861986973035">
                <text:p>-0.861986973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-0.430993486516">
                <text:p>-0.430993486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-0.7757882757315">
                <text:p>-0.775788275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-0.51719218382">
                <text:p>-0.51719218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-0.4309934865175">
                <text:p>-0.4309934865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-0.430993486515">
                <text:p>-0.430993486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-0.1723973946075">
                <text:p>-0.1723973946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-0.86198697303">
                <text:p>-0.86198697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-0.603390881125">
                <text:p>-0.603390881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0.5171921838225">
                <text:p>0.5171921838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0.0861986973025003">
                <text:p>0.0861986973025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0.51719218382">
                <text:p>0.51719218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0.344794789215">
                <text:p>0.344794789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25859609191">
                <text:p>0.25859609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0.172397394605">
                <text:p>0.172397394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0.1723973946075">
                <text:p>0.1723973946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-0.3447947892125">
                <text:p>-0.3447947892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-0.344794789215">
                <text:p>-0.344794789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-0.4309934865175">
                <text:p>-0.4309934865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-0.3447947892125">
                <text:p>-0.3447947892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-0.344794789205">
                <text:p>-0.344794789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0.172397394625">
                <text:p>-0.172397394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0.603390881125">
                <text:p>0.603390881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0.6895895784275">
                <text:p>0.6895895784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0.344794789215">
                <text:p>0.344794789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0.51719218382">
                <text:p>0.51719218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0.51719218382">
                <text:p>0.51719218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0.3447947892125">
                <text:p>0.3447947892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0.344794789215">
                <text:p>0.344794789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0.9481856703375">
                <text:p>0.9481856703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0.25859609191">
                <text:p>0.25859609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0.4309934865175">
                <text:p>0.4309934865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0.5171921838325">
                <text:p>0.5171921838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2585960919">
                <text:p>0.2585960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-0.086198697325">
                <text:p>-0.0861986973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0.0861986973000002">
                <text:p>0.086198697300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0.258596091925">
                <text:p>0.258596091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0.0861986972999999">
                <text:p>0.0861986972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0.603390881125">
                <text:p>0.603390881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0.86198697305">
                <text:p>0.86198697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0.344794789199999">
                <text:p>0.3447947891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0.2585960919">
                <text:p>0.2585960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517192183825">
                <text:p>0.517192183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0.517192183825001">
                <text:p>0.517192183825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0.344794789224999">
                <text:p>0.344794789224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0.4309934865">
                <text:p>0.4309934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0.517192183825001">
                <text:p>0.517192183825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430993486525">
                <text:p>0.430993486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0.517192183824999">
                <text:p>-0.517192183824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0.086198697324999">
                <text:p>0.086198697324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-0.258596091924999">
                <text:p>-0.258596091924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-0.258596091924999">
                <text:p>-0.258596091924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-0.0861986973000009">
                <text:p>-0.086198697300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-0.430993486525">
                <text:p>-0.430993486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-0.0861986973000002">
                <text:p>-0.086198697300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-0.0861986973250004">
                <text:p>-0.086198697325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0.0861986972999995">
                <text:p>0.0861986972999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-0.4309934865">
                <text:p>-0.4309934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-0.603390881124999">
                <text:p>-0.603390881124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-0.172397394625001">
                <text:p>-0.172397394625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-0.2585960919">
                <text:p>-0.2585960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-0.344794789225">
                <text:p>-0.3447947892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-0.1723973946">
                <text:p>-0.1723973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-0.517192183825">
                <text:p>-0.517192183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1723973946">
                <text:p>0.17239739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-0.0861986973000002">
                <text:p>-0.0861986973000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-0.258596091905">
                <text:p>-0.2585960919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-0.0861986973025">
                <text:p>-0.0861986973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-0.1723973946075">
                <text:p>-0.1723973946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-0.25859609191">
                <text:p>-0.25859609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 mathvariant="normal">Δ</mi>
      <msub>
        <mi>V</mi>
        <mi>x</mi>
      </msub>
    </mrow>
    <annotation encoding="StarMath 5.0">%DELTA V_x</annotation>
  </semantics>
</math>
</file>

<file path=Object 6/content.xml><?xml version="1.0" encoding="utf-8"?>
<math xmlns="http://www.w3.org/1998/Math/MathML" display="block">
  <semantics>
    <mrow>
      <mi mathvariant="normal">Δ</mi>
      <msub>
        <mi>V</mi>
        <mi>y</mi>
      </msub>
    </mrow>
    <annotation encoding="StarMath 5.0">%DELTA V_y</annotation>
  </semantics>
</math>
</file>

<file path=Object 7/content.xml><?xml version="1.0" encoding="utf-8"?>
<math xmlns="http://www.w3.org/1998/Math/MathML" display="block">
  <semantics>
    <mrow>
      <mi mathvariant="normal">Δ</mi>
      <msub>
        <mi>V</mi>
        <mi>x</mi>
      </msub>
      <mrow>
        <mo fence="true" stretchy="false">(</mo>
        <mrow>
          <mrow>
            <mi>m</mi>
            <mo stretchy="false">⋅</mo>
            <msup>
              <mi>s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%DELTA V_x ( m cdot s^{-1} )</annotation>
  </semantics>
</math>
</file>

<file path=Object 8/content.xml><?xml version="1.0" encoding="utf-8"?>
<math xmlns="http://www.w3.org/1998/Math/MathML" display="block">
  <semantics>
    <mrow>
      <mi mathvariant="normal">Δ</mi>
      <msub>
        <mi>V</mi>
        <mi>y</mi>
      </msub>
      <mrow>
        <mo fence="true" stretchy="false">(</mo>
        <mrow>
          <mrow>
            <mi>m</mi>
            <mo stretchy="false">⋅</mo>
            <msup>
              <mi>s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%DELTA V_y ( m cdot s ^{-1} )</annotation>
  </semantics>
</math>
</file>

<file path=Object 9/content.xml><?xml version="1.0" encoding="utf-8"?>
<math xmlns="http://www.w3.org/1998/Math/MathML" display="block">
  <semantics>
    <mrow>
      <mi mathvariant="normal">Δ</mi>
      <msub>
        <mi>V</mi>
        <mi>y</mi>
      </msub>
    </mrow>
    <annotation encoding="StarMath 5.0">%DELTA V_y</annotation>
  </semantics>
</math>
</file>